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6866" officeooo:paragraph-rsid="001e6866"/>
    </style:style>
    <style:style style:name="P2" style:family="paragraph" style:parent-style-name="Standard">
      <style:text-properties officeooo:rsid="001f752a" officeooo:paragraph-rsid="001f752a"/>
    </style:style>
    <style:style style:name="P3" style:family="paragraph" style:parent-style-name="Standard">
      <style:text-properties officeooo:rsid="00200ee2" officeooo:paragraph-rsid="00200ee2"/>
    </style:style>
    <style:style style:name="P4" style:family="paragraph" style:parent-style-name="Standard">
      <style:paragraph-properties fo:text-align="justify" style:justify-single-word="false"/>
      <style:text-properties officeooo:rsid="00200ee2" officeooo:paragraph-rsid="00200ee2"/>
    </style:style>
    <style:style style:name="P5" style:family="paragraph" style:parent-style-name="Standard">
      <style:paragraph-properties fo:text-align="justify" style:justify-single-word="false"/>
      <style:text-properties officeooo:rsid="000cade8" officeooo:paragraph-rsid="00200ee2"/>
    </style:style>
    <style:style style:name="P6" style:family="paragraph" style:parent-style-name="Standard">
      <style:text-properties officeooo:rsid="0006857b" officeooo:paragraph-rsid="00200ee2"/>
    </style:style>
    <style:style style:name="P7" style:family="paragraph" style:parent-style-name="Standard">
      <style:text-properties officeooo:rsid="0004f08b" officeooo:paragraph-rsid="00200ee2"/>
    </style:style>
    <style:style style:name="T1" style:family="text">
      <style:text-properties officeooo:rsid="001f752a"/>
    </style:style>
    <style:style style:name="T2" style:family="text">
      <style:text-properties officeooo:rsid="00200ee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tle: Discussion Zone.</text:p>
      <text:p text:style-name="P1"/>
      <text:p text:style-name="P1">My passion project is Discussion zone(dz)..</text:p>
      <text:p text:style-name="P1">It is separate for different colleges.</text:p>
      <text:p text:style-name="P1">I mean it will be customized and institute specific.</text:p>
      <text:p text:style-name="P1">The place where you can discuss what ever you want and that will remain private to institute guys.</text:p>
      <text:p text:style-name="P1">Question may arise what is the difference between a closed fb group and this dz..</text:p>
      <text:p text:style-name="P1">Closed fb group won't work with intranet.</text:p>
      <text:p text:style-name="P1">You will be able to embed a YouTube video in response to a discussion posted. </text:p>
      <text:p text:style-name="P1"/>
      <text:p text:style-name="P1"/>
      <text:p text:style-name="Title">User Stories:</text:p>
      <text:p text:style-name="P1"/>
      <text:h text:style-name="Heading_20_2" text:outline-level="2">1)A <text:span text:style-name="T2">u</text:span>ser <text:span text:style-name="T2">connects to the front-end of the online discussion forum</text:span>:</text:h>
      <text:h text:style-name="Heading_20_2" text:outline-level="2"/>
      <text:p text:style-name="P1">As a user <text:span text:style-name="T2">I</text:span> can sign up and login to the online discussion forum i.e discussion zone.</text:p>
      <text:p text:style-name="P1"/>
      <text:p text:style-name="P1">As a user <text:span text:style-name="T2">I</text:span> can view topics,answers,<text:span text:style-name="T1">search keywords,process registration,download files.</text:span></text:p>
      <text:p text:style-name="P1"/>
      <text:p text:style-name="P2">During process registration as a user I will get a notification to verify my account.</text:p>
      <text:p text:style-name="P2"/>
      <text:h text:style-name="Heading_20_2" text:outline-level="2">2)A <text:span text:style-name="T2">member connects to the front-end of the online discussion forum</text:span>:</text:h>
      <text:p text:style-name="P2"/>
      <text:p text:style-name="P2">As a member I can sign up and login to the online discussion forum i.e discussion zone.</text:p>
      <text:p text:style-name="P2"/>
      <text:p text:style-name="P2">As a member I can manage my profile by uploading my profile pic,updating my bio data.</text:p>
      <text:p text:style-name="P2"/>
      <text:p text:style-name="P2">As a member I can respond to other posts by liking,commenting and sharing it.</text:p>
      <text:p text:style-name="P2"/>
      <text:p text:style-name="P2">As a member I can post threads.</text:p>
      <text:p text:style-name="P2"/>
      <text:p text:style-name="P2">As a member I can verify the threads posted and i can also display post.</text:p>
      <text:p text:style-name="P2"/>
      <text:p text:style-name="P2">As a member I can post topics and post answers to the specific threads posted.</text:p>
      <text:p text:style-name="P2"/>
      <text:p text:style-name="P2">I can attach files and also i can browse files that are related to the answers.</text:p>
      <text:p text:style-name="P2"/>
      <text:h text:style-name="Heading_20_2" text:outline-level="2">3)An adminstrator maintains the back-end of the online discussion forum:</text:h>
      <text:p text:style-name="P3"/>
      <text:p text:style-name="P6"><text:span text:style-name="T2">I can process the request of any new user so that he can register to the application and use it.</text:span></text:p>
      <text:p text:style-name="P6"><text:soft-page-break/></text:p>
      <text:p text:style-name="P5"><text:span text:style-name="T2">I can </text:span>send a verification mail to the email-id of the user so as to verify the identity of the user i.e, the user is not fake.</text:p>
      <text:p text:style-name="P7"/>
      <text:p text:style-name="P5"><text:span text:style-name="T2">I can</text:span> send a password recovery mail to the user whenever the user selects“Forgot Password” so that the user can recover their forgotten password.</text:p>
      <text:p text:style-name="P5"/>
      <text:p text:style-name="P4">I can manage threads.</text:p>
      <text:p text:style-name="P4"/>
      <text:p text:style-name="P4">I can improve,remove and rate the pos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6T00:24:37.156135810</meta:creation-date>
    <dc:date>2015-09-26T01:07:53.923245184</dc:date>
    <meta:editing-duration>PT27M46S</meta:editing-duration>
    <meta:editing-cycles>2</meta:editing-cycles>
    <meta:generator>LibreOffice/4.2.3.3$Linux_x86 LibreOffice_project/420m0$Build-3</meta:generator>
    <meta:document-statistic meta:table-count="0" meta:image-count="0" meta:object-count="0" meta:page-count="2" meta:paragraph-count="27" meta:word-count="337" meta:character-count="1868" meta:non-whitespace-character-count="1557"/>
  </office:meta>
</office:document-meta>
</file>